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se</text:span><text:span text:style-name="T2"> </text:span><text:span text:style-name="T1">é o curso de Orientação a Objetos com Java, meu nome é Eduardo Guerra,</text:span><text:span text:style-name="T2"> </text:span><text:span text:style-name="T1">e hoje vamos estar falando aí sobre, modificadores de acesso.</text:span><text:span text:style-name="T2"> </text:span><text:span text:style-name="T1">Que que é isso?</text:span><text:span text:style-name="T2"> </text:span><text:span text:style-name="T1">Os modificadores de acesso permitem que você controle o acesso,</text:span><text:span text:style-name="T2"> </text:span><text:span text:style-name="T1">aos pedacinhos de uma classe a método, a atributo para que ninguém vá</text:span><text:span text:style-name="T2"> </text:span><text:span text:style-name="T1">lá e modifique aquilo, ou acesse aquilo de uma forma que você não gostaria,</text:span><text:span text:style-name="T2"> </text:span><text:span text:style-name="T1">que você não queria, então vamos entender porque que isso é necessário e</text:span><text:span text:style-name="T2"> </text:span><text:span text:style-name="T1">entender como que isso funciona, quais são os modificadores de acesso Java.</text:span><text:span text:style-name="T2"> </text:span><text:span text:style-name="T1">Então, imagina o seguinte: aquela classe Carro lá que a gente desenvolveu você vai</text:span><text:span text:style-name="T2"> </text:span><text:span text:style-name="T1">lá, cria carro e coloca 100 na velocidade dele,</text:span><text:span text:style-name="T2"> </text:span><text:span text:style-name="T1">e carro aparece do nada com 100, o que seria correto,</text:span><text:span text:style-name="T2"> </text:span><text:span text:style-name="T1">seria você acelerar ou frear o carro para estar aumentado a velocidade</text:span><text:span text:style-name="T2"> </text:span><text:span text:style-name="T1">dele gradativamente, então essa ideia de você ir lá e simplesmente</text:span><text:span text:style-name="T2"> </text:span><text:span text:style-name="T1">colocar valor na velocidade, por mais que a classe lá que a gente criou,</text:span><text:span text:style-name="T2"> </text:span><text:span text:style-name="T1">permita isso, isso não seria o correto, então a ideia é o quê?</text:span><text:span text:style-name="T2"> </text:span><text:span text:style-name="T1">É que eu chegue e fale assim: olha esse atributo velocidade aqui,</text:span><text:span text:style-name="T2"> </text:span><text:span text:style-name="T1">ele só pode ser acessado dentro da minha classe,</text:span><text:span text:style-name="T2"> </text:span><text:span text:style-name="T1">fora da minha classe eu quero que as pessoas usem o método acelerar e frear.</text:span><text:span text:style-name="T2"> </text:span><text:span text:style-name="T1">E aí sim, dentro da minha classe o método acelerar, ele vai ter uma lógica,</text:span><text:span text:style-name="T2"> </text:span><text:span text:style-name="T1">ele vai ter algoritmo para aumentar essa velocidade, assim como o método frear,</text:span><text:span text:style-name="T2"> </text:span><text:span text:style-name="T1">ele também vai ter algoritmo para diminuir essa velocidade,</text:span><text:span text:style-name="T2"> </text:span><text:span text:style-name="T1">não quero que ninguém vá lá diretamente e fique modificando as coisas.</text:span><text:span text:style-name="T2"> </text:span><text:span text:style-name="T1">Os modificadores de acesso, eles tem Justamente esse papel dentro de</text:span><text:span text:style-name="T2"> </text:span><text:span text:style-name="T1">sistema orientado a objetos, ele diz quem que pode estar acessando</text:span><text:span text:style-name="T2"> </text:span><text:span text:style-name="T1">determinado membro de uma classe, então eu posso falar assim: olha, esse atributo ele</text:span><text:span text:style-name="T2"> </text:span><text:span text:style-name="T1">só é acessível dentro da classe, ou para a subclasse, ou para a classe do pacote.</text:span><text:span text:style-name="T2"> </text:span><text:span text:style-name="T1">E a gente vai ver que Java, existem quatro tipos diferentes de</text:span><text:span text:style-name="T2"> </text:span><text:span text:style-name="T1">modificadores de acesso, inclusive deles é quando você não coloca nada,</text:span><text:span text:style-name="T2"> </text:span><text:span text:style-name="T1">então dessa forma a gente vai permitir por exemplo que uma classe,</text:span><text:span text:style-name="T2"> </text:span><text:span text:style-name="T1">vamos supor método, ou atributo, ela possa ser acessado pela subclasse e não seja</text:span><text:span text:style-name="T2"> </text:span><text:span text:style-name="T1">acessível por exemplo a outras classes, pode ser que eu tenha atributo que</text:span><text:span text:style-name="T2"> </text:span><text:span text:style-name="T1">eu queira permitir somente para subclasses e não para outras classes.</text:span><text:span text:style-name="T2"> </text:span><text:span text:style-name="T1">O primeiro tipo que a gente tem aí é o private,</text:span><text:span text:style-name="T2"> </text:span><text:span text:style-name="T1">ou seja o privado que quando membro tem esse tipo de controle de acesso,</text:span><text:span text:style-name="T2"> </text:span><text:span text:style-name="T1">ele só pode ser acessado por membros da própria classe.</text:span><text:span text:style-name="T2"> </text:span><text:span text:style-name="T1">Seguida o oposto desse seria o public,</text:span><text:span text:style-name="T2"> </text:span><text:span text:style-name="T1">são aqueles que qualquer pode acessar, então por exemplo,</text:span><text:span text:style-name="T2"> </text:span><text:span text:style-name="T1">se eu tiver uma variável do tipo private isso significa que,</text:span><text:span text:style-name="T2"> </text:span><text:span text:style-name="T1">só métodos dentro daquela classe, vão poder acessar essa variável, por outro</text:span><text:span text:style-name="T2"> </text:span><text:span text:style-name="T1">lado se essa variável for public, qualquer outra classe pode ir lá e acessar ela.</text:span><text:span text:style-name="T2"> </text:span><text:span text:style-name="T1">Agora a gente tem o que seria aí meio termo, que é o protected, o protected,</text:span><text:span text:style-name="T2"> </text:span><text:span text:style-name="T1">somente subclasses, obviamente inclui ali dentro da própria classe,</text:span><text:span text:style-name="T2"> </text:span><text:span text:style-name="T1">mas fora da classe,</text:span><text:span text:style-name="T2"> </text:span><text:span text:style-name="T1">somente a subclasse e classes do mesmo pacote que podem estar acessando.</text:span><text:span text:style-name="T2"> </text:span><text:span text:style-name="T1">E para finalizar, o que a gente usou até agora, até sem saber, que seria o default,</text:span><text:span text:style-name="T2"> </text:span><text:span text:style-name="T1">que é quando a gente não coloca nada, então ao invés de colocar "private</text:span><text:span text:style-name="T2"> </text:span><text:span text:style-name="T1">int variável" ou "public int variável" se a gente não coloca nada,</text:span><text:span text:style-name="T2"> </text:span><text:span text:style-name="T1">não coloca "int variável" seria esse tipo default ta?</text:span><text:span text:style-name="T2"> </text:span><text:span text:style-name="T1">O default não é o público,</text:span><text:span text:style-name="T2"> </text:span><text:span text:style-name="T1">o default ele só torna aquele membro acessível para a classes do mesmo pacote.</text:span><text:span text:style-name="T2"> </text:span><text:span text:style-name="T1">Então assim, a gente entendeu os tipos que têm private,</text:span><text:span text:style-name="T2"> </text:span><text:span text:style-name="T1">bloqueia tudo, só dentro da classe que pode; public,</text:span><text:span text:style-name="T2"> </text:span><text:span text:style-name="T1">qualquer pode; protected é só subclasse e classe do mesmo pacote,</text:span><text:span text:style-name="T2"> </text:span><text:span text:style-name="T1">se eu não colocar nada é só dentro do mesmo pacote.</text:span><text:span text:style-name="T2"> </text:span><text:span text:style-name="T1">Cuidado que a gente precisa ter e que é muito importante é de não expor além do</text:span><text:span text:style-name="T2"> </text:span><text:span text:style-name="T1">necessário, os membros da minha classe,</text:span><text:span text:style-name="T2"> </text:span><text:span text:style-name="T1">e eu vou explicar porquê que isso pode ser perigoso.</text:span><text:span text:style-name="T2"> </text:span><text:span text:style-name="T1">Então, existem algumas variáveis que só podem ser acessadas de certas formas,</text:span><text:span text:style-name="T2"> </text:span><text:span text:style-name="T1">exemplo que a gente viu, foi a variável velocidade,</text:span><text:span text:style-name="T2"> </text:span><text:span text:style-name="T1">eu não posso simplesmente ir lá e colocar valor genérico,</text:span><text:span text:style-name="T2"> </text:span><text:span text:style-name="T1">eu tenho que acelerar ou frear o carro para modificar a velocidade dele,</text:span><text:span text:style-name="T2"> </text:span><text:span text:style-name="T1">de repente se eu estou por exemplo criando uma estrutura de dados, uma fila,</text:span><text:span text:style-name="T2"> </text:span><text:span text:style-name="T1">ou uma pilha que eu tenho que colocar os objetos ordenados de uma certa forma,</text:span><text:span text:style-name="T2"> </text:span><text:span text:style-name="T1">por exemplo dentro de array, eu não quero que o cara vá lá e possa modificar</text:span><text:span text:style-name="T2"> </text:span><text:span text:style-name="T1">aquele array de qualquer maneira, eu quero que meus métodos trabalhem</text:span><text:span text:style-name="T2"> </text:span><text:span text:style-name="T1">com aquele array de uma forma controlada, e de repente,</text:span><text:span text:style-name="T2"> </text:span><text:span text:style-name="T1">não é só uma variável, conjunto de variáveis dentro da classe, que quando eu</text:span><text:span text:style-name="T2"> </text:span><text:span text:style-name="T1">fizer uma determinada ação elas vão mudar de forma a ficar consistente.</text:span><text:span text:style-name="T2"> </text:span><text:span text:style-name="T1">E se de repente eu pego uma variável dessa e deixo ela pública,</text:span><text:span text:style-name="T2"> </text:span><text:span text:style-name="T1">ou de uma forma que outras classes podem estar acessando, isso</text:span><text:span text:style-name="T2"> </text:span><text:span text:style-name="T1">daí vai expor esse dado aí de uma forma que a pessoa pode ir lá e modificar do</text:span><text:span text:style-name="T2"> </text:span><text:span text:style-name="T1">jeito que ela quiser, e isso pode causar uma inconsistência dentro da classe.</text:span><text:span text:style-name="T2"> </text:span><text:span text:style-name="T1">Eu projeto que participei, eu vi isso acontecer.</text:span><text:span text:style-name="T2"> </text:span><text:span text:style-name="T1">A pessoa criou a classe com seus atributos e colocou métodos ali</text:span><text:span text:style-name="T2"> </text:span><text:span text:style-name="T1">que acessavam, só que deixou os atributos abertos, o que aconteceu?</text:span><text:span text:style-name="T2"> </text:span><text:span text:style-name="T1">Foi uma outra pessoa, precisava modificar atributo,</text:span><text:span text:style-name="T2"> </text:span><text:span text:style-name="T1">e ao invés de usar o método que modificava aquele atributo de uma forma válida, e</text:span><text:span text:style-name="T2"> </text:span><text:span text:style-name="T1">deixava todos os outros ali consistentes, ele foi e alterou direto, o que aconteceu?</text:span><text:span text:style-name="T2"> </text:span><text:span text:style-name="T1">Deu bug no sistema, e foi bug extremamente difícil de ser encontrado,</text:span><text:span text:style-name="T2"> </text:span><text:span text:style-name="T1">tudo é questão de a pessoa ter exposto mais do que deveria.</text:span><text:span text:style-name="T2"> </text:span><text:span text:style-name="T1">Uma outra questão é que a gente tem que lembrar que as subclasses também</text:span><text:span text:style-name="T2"> </text:span><text:span text:style-name="T1">podem estar modificando.</text:span><text:span text:style-name="T2"> </text:span><text:span text:style-name="T1">Então a gente lembra que como a gente viu na aula de herança,</text:span><text:span text:style-name="T2"> </text:span><text:span text:style-name="T1">a subclasse ela tem que prover aqueles mesmos serviços, ela tem que ter</text:span><text:span text:style-name="T2"> </text:span><text:span text:style-name="T1">aquele mesmo contrato da superclasse, e aí também, dependendo de como for,</text:span><text:span text:style-name="T2"> </text:span><text:span text:style-name="T1">eu não posso sair expondo todas as variáveis, para que a subclasse também</text:span><text:span text:style-name="T2"> </text:span><text:span text:style-name="T1">possa fazer uma festa, e ás vezes quebrar determinadas funcionalidades da subclasse.</text:span><text:span text:style-name="T2"> </text:span><text:span text:style-name="T1">Então da mesma forma a exposição pública, a exposição para subclasse</text:span><text:span text:style-name="T2"> </text:span><text:span text:style-name="T1">pode gerar esse mesmo problema, e ainda tem uma </text:span><text:soft-page-break/><text:span text:style-name="T1">outra questão,</text:span><text:span text:style-name="T2"> </text:span><text:span text:style-name="T1">que toda vez que você deixa alguma coisa pública e alguém vai lá e acessa,</text:span><text:span text:style-name="T2"> </text:span><text:span text:style-name="T1">aquela característica se torna mais difícil de ser alterada.</text:span><text:span text:style-name="T2"> </text:span><text:span text:style-name="T1">Então, por exemplo, imagina que você tem uma classe, e você tem array dentro dessa</text:span><text:span text:style-name="T2"> </text:span><text:span text:style-name="T1">classe, se de repente você quer que esse array seja trocado por uma lista,</text:span><text:span text:style-name="T2"> </text:span><text:span text:style-name="T1">se você tem uma outra classe acessando direto aquele array você não vai ter que</text:span><text:span text:style-name="T2"> </text:span><text:span text:style-name="T1">ir mais alterar só sua classe, você vai alterar sua classe e a outra,</text:span><text:span text:style-name="T2"> </text:span><text:span text:style-name="T1">porquê quanto mais classes tiverem acessando, mais difícil vai ser.</text:span><text:span text:style-name="T2"> </text:span><text:span text:style-name="T1">Então mais uma vez, a gente tem que tomar todo cuidado para expor só aquilo que</text:span><text:span text:style-name="T2"> </text:span><text:span text:style-name="T1">realmente é necessário, aquelas coisas que são do funcionamento interno da classe,</text:span><text:span text:style-name="T2"> </text:span><text:span text:style-name="T1">a gente não precisa deixar público, a gente pode deixar privado ou protegido,</text:span><text:span text:style-name="T2"> </text:span><text:span text:style-name="T1">no caso da gente precisar das subclasses estarem acessando depois.</text:span><text:span text:style-name="T2"> </text:span><text:span text:style-name="T1">Bom, eu acredito que se você está assistindo esse curso, você é programador</text:span><text:span text:style-name="T2"> </text:span><text:span text:style-name="T1">então deve ter criado aí, alguns programas, e as vezes você vai lá e você</text:span><text:span text:style-name="T2"> </text:span><text:span text:style-name="T1">fala assim: "Poxa preciso de tal coisa." Aí você pega uma classe, começa a ver</text:span><text:span text:style-name="T2"> </text:span><text:span text:style-name="T1">ali que métodos que ela tem, que atributos ela tem, e de repente você fala: "Opa!</text:span><text:span text:style-name="T2"> </text:span><text:span text:style-name="T1">Atributo público aqui,</text:span><text:span text:style-name="T2"> </text:span><text:span text:style-name="T1">deixa eu alterar esse negócio que é o que eu estou precisando, Opa!</text:span><text:span text:style-name="T2"> </text:span><text:span text:style-name="T1">Método aqui, deixa eu invocar isso para saber o que está acontecendo." Então,</text:span><text:span text:style-name="T2"> </text:span><text:span text:style-name="T1">se o cara vê que ele pode alterar aquela variável,</text:span><text:span text:style-name="T2"> </text:span><text:span text:style-name="T1">que é aquele resultado que ele quer, ele vai lá e vai alterar direto,</text:span><text:span text:style-name="T2"> </text:span><text:span text:style-name="T1">ele não está nem aí se aquilo vai gerar uma inconsistência,</text:span><text:span text:style-name="T2"> </text:span><text:span text:style-name="T1">se vai gerar bug depois, ele está atrás do objetivo dele, ele não conhece a sua</text:span><text:span text:style-name="T2"> </text:span><text:span text:style-name="T1">classe por dentro para saber que aquela alteração direta vai ser inválida.</text:span><text:span text:style-name="T2"> </text:span><text:span text:style-name="T1">Então o que posso dizer é, não dá essa chance para o cara.</text:span><text:span text:style-name="T2"> </text:span><text:span text:style-name="T1">Bloqueia aquelas coisas que ele não pode acessar através desses</text:span><text:span text:style-name="T2"> </text:span><text:span text:style-name="T1">modificadores de acesso.</text:span><text:span text:style-name="T2"> </text:span><text:span text:style-name="T1">Expõe só aquilo que é necessário.</text:span><text:span text:style-name="T2"> </text:span><text:span text:style-name="T1">Com isso eu apresentei para vocês na aula, os modificadores de acesso, mostrei aí</text:span><text:span text:style-name="T2"> </text:span><text:span text:style-name="T1">alguns cenários que eles são necessários e como utilizar ele aí para estar acessando,</text:span><text:span text:style-name="T2"> </text:span><text:span text:style-name="T3">para estar imitando e controlando o acesso aos vários membros aí, de uma classe.</text:span><text:span text:style-name="T2"> </text:span><text:span text:style-name="T1">Muito obrigado.</text:span><text:span text:style-name="T2"> </text:span><text:span text:style-name="T3">Até a próxima aula.</text:span><text:span text:style-name="T2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5.1.6.2$Windows_x86 LibreOffice_project/07ac168c60a517dba0f0d7bc7540f5afa45f0909</meta:generator>
    <dc:date>2017-01-24T08:33:06.570000000</dc:date>
    <meta:document-statistic meta:table-count="0" meta:image-count="0" meta:object-count="0" meta:page-count="2" meta:paragraph-count="1" meta:word-count="1420" meta:character-count="7986" meta:non-whitespace-character-count="6565"/>
    <meta:user-defined meta:name="Info 1"/>
    <meta:user-defined meta:name="Info 2"/>
    <meta:user-defined meta:name="Info 3"/>
    <meta:user-defined meta:name="Info 4"/>
  </office:meta>
</office:document-meta>
</file>